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5c8526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0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7.747cm" svg:height="2.667cm" svg:x="2.143cm" svg:y="1.508cm">
          <text:p text:style-name="P1"><text:span text:style-name="T1">Read in Program from Text</text:span></text:p>
          <text:p text:style-name="P1"><text:span text:style-name="T1">File and Store into Initial Memory</text:span></text:p>
        </draw:rect>
        <draw:rect draw:style-name="gr1" draw:text-style-name="P1" draw:layer="layout" svg:width="2.921cm" svg:height="1.905cm" svg:x="4.175cm" svg:y="4.81cm">
          <text:p text:style-name="P1"><text:span text:style-name="T1">Pass Initial </text:span></text:p>
          <text:p text:style-name="P1"><text:span text:style-name="T1">Memory</text:span></text:p>
          <text:p text:style-name="P1"><text:span text:style-name="T1">To DUT</text:span></text:p>
        </draw:rect>
        <draw:rect draw:style-name="gr2" draw:text-style-name="P2" draw:layer="layout" svg:width="6.477cm" svg:height="20.447cm" svg:x="11.668cm" svg:y="5.318cm">
          <text:p text:style-name="P2">DUT</text:p>
        </draw:rect>
        <draw:line draw:style-name="gr3" draw:text-style-name="P2" draw:layer="layout" svg:x1="7.096cm" svg:y1="5.699cm" svg:x2="11.795cm" svg:y2="5.699cm">
          <text:p/>
        </draw:line>
        <draw:frame draw:style-name="gr4" draw:text-style-name="P3" draw:layer="layout" svg:width="3.139cm" svg:height="0.725cm" svg:x="7.604cm" svg:y="4.937cm">
          <draw:text-box>
            <text:p text:style-name="P3"><text:span text:style-name="T2">Initial Memory</text:span></text:p>
          </draw:text-box>
        </draw:frame>
        <draw:rect draw:style-name="gr1" draw:text-style-name="P1" draw:layer="layout" svg:width="2.921cm" svg:height="1.905cm" svg:x="4.175cm" svg:y="7.096cm">
          <text:p text:style-name="P1"><text:span text:style-name="T1">Assert Load</text:span></text:p>
          <text:p text:style-name="P1"><text:span text:style-name="T1">Memory</text:span></text:p>
        </draw:rect>
        <draw:line draw:style-name="gr3" draw:text-style-name="P2" draw:layer="layout" svg:x1="7.096cm" svg:y1="7.604cm" svg:x2="11.795cm" svg:y2="7.604cm">
          <text:p/>
        </draw:line>
        <draw:frame draw:style-name="gr4" draw:text-style-name="P3" draw:layer="layout" svg:width="2.513cm" svg:height="0.725cm" svg:x="7.604cm" svg:y="6.752cm">
          <draw:text-box>
            <text:p text:style-name="P3"><text:span text:style-name="T2">Load Mem</text:span></text:p>
          </draw:text-box>
        </draw:frame>
        <draw:rect draw:style-name="gr1" draw:text-style-name="P1" draw:layer="layout" svg:width="4.445cm" svg:height="3.175cm" svg:x="2.651cm" svg:y="9.382cm">
          <text:p text:style-name="P1"><text:span text:style-name="T1">Start Clock</text:span></text:p>
        </draw:rect>
        <draw:line draw:style-name="gr3" draw:text-style-name="P2" draw:layer="layout" svg:x1="11.541cm" svg:y1="10.017cm" svg:x2="7.096cm" svg:y2="10.017cm">
          <text:p/>
        </draw:line>
        <draw:frame draw:style-name="gr4" draw:text-style-name="P3" draw:layer="layout" svg:width="4.333cm" svg:height="0.725cm" svg:x="7.35cm" svg:y="9.165cm">
          <draw:text-box>
            <text:p text:style-name="P3"><text:span text:style-name="T2">Load MemComplete</text:span></text:p>
          </draw:text-box>
        </draw:frame>
        <draw:polyline draw:style-name="gr5" draw:text-style-name="P2" draw:layer="layout" svg:width="4.444cm" svg:height="0.761cm" svg:x="7.223cm" svg:y="10.779cm" svg:viewBox="0 0 4445 762" draw:points="0,127 508,127 508,762 1397,762 1397,127 2286,127 2286,762 3302,762 3302,0 4445,0">
          <text:p/>
        </draw:polyline>
        <draw:rect draw:style-name="gr1" draw:text-style-name="P2" draw:layer="layout" svg:width="7.493cm" svg:height="2.159cm" svg:x="2.524cm" svg:y="13.319cm">
          <text:p text:style-name="P2"><text:span text:style-name="T1">Receive Output</text:span></text:p>
          <text:p text:style-name="P2"><text:span text:style-name="T1">“</text:span><text:span text:style-name="T1">LEDs”</text:span></text:p>
          <text:p text:style-name="P2"><text:span text:style-name="T1">At every fsm state change</text:span> </text:p>
        </draw:rect>
        <draw:frame draw:style-name="gr6" draw:text-style-name="P3" draw:layer="layout" svg:width="1.256cm" svg:height="1.143cm" svg:x="8.38cm" svg:y="19.542cm">
          <draw:text-box>
            <text:p text:style-name="P3"><text:span text:style-name="T2">Halt</text:span></text:p>
          </draw:text-box>
        </draw:frame>
        <draw:line draw:style-name="gr3" draw:text-style-name="P2" draw:layer="layout" svg:x1="11.541cm" svg:y1="20.304cm" svg:x2="6.969cm" svg:y2="20.304cm">
          <text:p/>
        </draw:line>
        <draw:rect draw:style-name="gr1" draw:text-style-name="P1" draw:layer="layout" svg:width="4.445cm" svg:height="3.175cm" svg:x="2.524cm" svg:y="18.78cm">
          <text:p text:style-name="P1"><text:span text:style-name="T1">Stop Clock</text:span></text:p>
        </draw:rect>
        <draw:line draw:style-name="gr3" draw:text-style-name="P2" draw:layer="layout" svg:x1="5.572cm" svg:y1="4.302cm" svg:x2="5.572cm" svg:y2="4.81cm">
          <text:p/>
        </draw:line>
        <draw:rect draw:style-name="gr1" draw:text-style-name="P1" draw:layer="layout" svg:width="2.921cm" svg:height="1.905cm" svg:x="2.778cm" svg:y="16.24cm">
          <text:p text:style-name="P1"><text:span text:style-name="T1">Store in </text:span></text:p>
          <text:p text:style-name="P1"><text:span text:style-name="T1">Dynamic</text:span></text:p>
          <text:p text:style-name="P1"><text:span text:style-name="T1">Array</text:span></text:p>
        </draw:rect>
        <draw:rect draw:style-name="gr1" draw:text-style-name="P1" draw:layer="layout" svg:width="2.921cm" svg:height="1.778cm" svg:x="6.08cm" svg:y="16.24cm">
          <text:p text:style-name="P1"><text:span text:style-name="T1">Log to </text:span></text:p>
          <text:p text:style-name="P1"><text:span text:style-name="T1">Coverage</text:span></text:p>
          <text:p text:style-name="P1"><text:span text:style-name="T1">Checker</text:span></text:p>
        </draw:rect>
        <draw:line draw:style-name="gr3" draw:text-style-name="P2" draw:layer="layout" svg:x1="4.048cm" svg:y1="15.351cm" svg:x2="4.048cm" svg:y2="16.367cm">
          <text:p/>
        </draw:line>
        <draw:line draw:style-name="gr3" draw:text-style-name="P2" draw:layer="layout" svg:x1="7.477cm" svg:y1="15.351cm" svg:x2="7.477cm" svg:y2="16.367cm">
          <text:p/>
        </draw:line>
        <draw:line draw:style-name="gr3" draw:text-style-name="P2" draw:layer="layout" svg:x1="11.541cm" svg:y1="14.716cm" svg:x2="10.017cm" svg:y2="14.716cm">
          <text:p/>
        </draw:line>
        <draw:line draw:style-name="gr3" draw:text-style-name="P2" draw:layer="layout" svg:x1="4.429cm" svg:y1="21.955cm" svg:x2="4.429cm" svg:y2="22.971cm">
          <text:p/>
        </draw:line>
        <draw:rect draw:style-name="gr1" draw:text-style-name="P1" draw:layer="layout" svg:width="6.731cm" svg:height="3.556cm" svg:x="2.397cm" svg:y="22.844cm">
          <text:p text:style-name="P1"><text:span text:style-name="T1">Print LED's and Hand Verify</text:span></text:p>
          <text:p text:style-name="P1"><text:span text:style-name="T1">Each instruction</text:span></text:p>
          <text:p text:style-name="P1"><text:span text:style-name="T1"/></text:p>
          <text:p text:style-name="P1"><text:span text:style-name="T1">Use Coverage analysis to</text:span></text:p>
          <text:p text:style-name="P1"><text:span text:style-name="T1">Determine which verification </text:span></text:p>
          <text:p text:style-name="P1"><text:span text:style-name="T1">Still to be done</text:span></text:p>
        </draw:rect>
        <draw:connector draw:style-name="gr3" draw:text-style-name="P2" draw:layer="layout" draw:type="lines" svg:x1="1.914cm" svg:y1="24.32cm" svg:x2="2.143cm" svg:y2="2.841cm" draw:end-shape="id1" svg:d="m1914 24320v0l-272-21479h501">
          <text:p/>
        </draw:connector>
        <draw:line draw:style-name="gr3" draw:text-style-name="P2" draw:layer="layout" svg:x1="1.889cm" svg:y1="24.241cm" svg:x2="2.397cm" svg:y2="24.2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5T13:54:06.50</meta:creation-date>
    <dc:date>2012-08-15T14:29:38.95</dc:date>
    <meta:editing-duration>PT20M21S</meta:editing-duration>
    <meta:editing-cycles>3</meta:editing-cycles>
    <meta:generator>OpenOffice.org/3.4$Win32 OpenOffice.org_project/340m1$Build-9590</meta:generator>
    <meta:document-statistic meta:object-count="26"/>
  </office:meta>
</office:document-meta>
</file>